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.652cm" fo:min-width="4.212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4.144cm" fo:min-width="4.212cm" fo:padding-top="0.15cm" fo:padding-bottom="0.15cm" fo:padding-left="0.275cm" fo:padding-right="0.27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1.922cm" fo:min-width="4.212cm" fo:padding-top="0.15cm" fo:padding-bottom="0.15cm" fo:padding-left="0.275cm" fo:padding-right="0.27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2.239cm" fo:min-width="4.212cm" fo:padding-top="0.15cm" fo:padding-bottom="0.15cm" fo:padding-left="0.275cm" fo:padding-right="0.27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2cm" svg:height="0.952cm" svg:x="1cm" svg:y="1cm">
          <text:p text:style-name="P1">Domain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762cm" svg:height="4.444cm" svg:x="1cm" svg:y="1.953cm">
          <text:p text:style-name="P1">FQDN (PK)</text:p>
          <text:p text:style-name="P1">Email</text:p>
          <text:p text:style-name="P1">SN</text:p>
          <text:p text:style-name="P1">Refresh</text:p>
          <text:p text:style-name="P1">retry</text:p>
          <text:p text:style-name="P1">Expire</text:p>
          <text:p text:style-name="P1">Minimum_TTL</text:p>
          <text:p text:style-name="P1">WAN_IP</text:p>
          <text:p text:style-name="P1">Activ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62cm" svg:height="0.952cm" svg:x="7.985cm" svg:y="1cm">
          <text:p text:style-name="P1">Subdomains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762cm" svg:height="2.222cm" svg:x="7.985cm" svg:y="1.953cm">
          <text:p text:style-name="P1">ID (PK)</text:p>
          <text:p text:style-name="P1">Name</text:p>
          <text:p text:style-name="P1">Active</text:p>
          <text:p text:style-name="P1">Domain.FQDN (FK)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762cm" svg:height="0.952cm" svg:x="7.985cm" svg:y="10.525cm">
          <text:p text:style-name="P1">Subdomain_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2cm" svg:height="2.222cm" svg:x="7.985cm" svg:y="11.478cm">
          <text:p text:style-name="P1">TimeStamp (PK)</text:p>
          <text:p text:style-name="P1">IPv4</text:p>
          <text:p text:style-name="P1">IPv6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762cm" svg:height="0.952cm" svg:x="15.287cm" svg:y="9.255cm">
          <text:p text:style-name="P1">Subdomain_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2cm" svg:height="2.222cm" svg:x="15.287cm" svg:y="10.208cm">
          <text:p text:style-name="P1">TimeStamp (PK)</text:p>
          <text:p text:style-name="P1">IPv4</text:p>
          <text:p text:style-name="P1">IPv6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762cm" svg:height="0.952cm" svg:x="4.81cm" svg:y="6.715cm">
          <text:p text:style-name="P1">Subdomain_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2cm" svg:height="2.222cm" svg:x="4.81cm" svg:y="7.668cm">
          <text:p text:style-name="P1">TimeStamp (PK)</text:p>
          <text:p text:style-name="P1">IPv4</text:p>
          <text:p text:style-name="P1">IPv6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191cm" svg:y1="6.715cm" svg:x2="10.366cm" svg:y2="4.175cm" draw:start-shape="id1" draw:end-shape="id2" svg:d="M7191 6715v-1270h3175v-1270" svg:viewBox="0 0 3176 2541">
          <text:p/>
        </draw:connector>
        <draw:connector draw:style-name="gr4" draw:text-style-name="P1" draw:layer="layout" svg:x1="10.366cm" svg:y1="10.525cm" svg:x2="10.366cm" svg:y2="4.175cm" draw:start-shape="id3" draw:end-shape="id2" draw:end-glue-point="2" svg:d="M10366 10525v-6350" svg:viewBox="0 0 1 6351">
          <text:p/>
        </draw:connector>
        <draw:connector draw:style-name="gr4" draw:text-style-name="P1" draw:layer="layout" svg:x1="15.287cm" svg:y1="9.731cm" svg:x2="12.747cm" svg:y2="3.064cm" draw:start-shape="id4" draw:end-shape="id2" svg:d="M15287 9731h-1270v-6667h-1270" svg:viewBox="0 0 2541 6668">
          <text:p/>
        </draw:connector>
        <draw:connector draw:style-name="gr4" draw:text-style-name="P1" draw:layer="layout" svg:x1="5.762cm" svg:y1="4.175cm" svg:x2="7.985cm" svg:y2="3.064cm" draw:start-shape="id5" draw:end-shape="id2" svg:d="M5762 4175h1112v-1111h1111" svg:viewBox="0 0 2224 1112">
          <text:p/>
        </draw:connector>
        <draw:custom-shape draw:style-name="gr1" draw:text-style-name="P2" xml:id="id6" draw:id="id6" draw:layer="layout" svg:width="4.762cm" svg:height="0.952cm" svg:x="1cm" svg:y="13.7cm">
          <text:p text:style-name="P1">Misc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762cm" svg:height="2.539cm" svg:x="1cm" svg:y="14.653cm">
          <text:p text:style-name="P1">ID (PK)</text:p>
          <text:p text:style-name="P1">Name</text:p>
          <text:p text:style-name="P1">Domain.FQDN (FK)</text:p>
          <text:p text:style-name="P1">RecordType</text:p>
          <text:p text:style-name="P1">valu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381cm" svg:y1="6.397cm" svg:x2="3.381cm" svg:y2="13.7cm" draw:start-shape="id5" draw:start-glue-point="2" draw:end-shape="id6" draw:end-glue-point="0" svg:d="M3381 6397v7303" svg:viewBox="0 0 1 730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marker draw:name="CF_20_Many_20_One" draw:display-name="CF Many One" svg:viewBox="0 0 3000 3200" svg:d="M1500 3200h1500v-200h-3000v200zM1500 3000l1500-2789v-211h-114l-1286 2392v-2392h-200v2392l-1286-2392h-114v211z"/>
    <draw:marker draw:name="CF_20_Only_20_One" draw:display-name="CF Only One" svg:viewBox="0 0 38 40" svg:d="M19 40h1v-40h-2v40zM20 40h-20v-2h20zM18 40h20v-2h-20zM20 22h-20v-2h20zM18 22h20v-2h-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="CF_20_Only_20_One" draw:marker-start-width="0.254cm" draw:marker-start-center="false" draw:marker-end="CF_20_Many_20_One" draw:marker-end-width="0.254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="CF_20_Only_20_One" draw:marker-start-width="0.279cm" draw:marker-end="CF_20_Many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2:17:48.742125356</meta:creation-date>
    <dc:date>2024-06-10T23:37:11.905508135</dc:date>
    <meta:editing-duration>PT1H33M15S</meta:editing-duration>
    <meta:editing-cycles>3</meta:editing-cycles>
    <meta:generator>LibreOffice/24.2.3.2$Linux_X86_64 LibreOffice_project/420$Build-2</meta:generator>
    <meta:document-statistic meta:object-count="17"/>
  </office:meta>
</office:document-meta>
</file>